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30f58b" officeooo:paragraph-rsid="0030f58b"/>
    </style:style>
    <style:style style:name="P7" style:family="paragraph" style:parent-style-name="Text_20_body">
      <style:text-properties officeooo:rsid="00437112" officeooo:paragraph-rsid="00437112"/>
    </style:style>
    <style:style style:name="P8" style:family="paragraph" style:parent-style-name="Text_20_body">
      <style:text-properties officeooo:rsid="0048cb94" officeooo:paragraph-rsid="0048cb94"/>
    </style:style>
    <style:style style:name="P9" style:family="paragraph" style:parent-style-name="Text_20_body">
      <style:text-properties officeooo:rsid="00264983" officeooo:paragraph-rsid="002fbbe1"/>
    </style:style>
    <style:style style:name="P10" style:family="paragraph" style:parent-style-name="Text_20_body">
      <style:text-properties officeooo:rsid="003d6b6a" officeooo:paragraph-rsid="003d6b6a"/>
    </style:style>
    <style:style style:name="P11" style:family="paragraph" style:parent-style-name="Text_20_body">
      <style:text-properties officeooo:rsid="00526d2d" officeooo:paragraph-rsid="00526d2d"/>
    </style:style>
    <style:style style:name="P12" style:family="paragraph" style:parent-style-name="Text_20_body">
      <style:text-properties officeooo:rsid="005bc281" officeooo:paragraph-rsid="005bc281"/>
    </style:style>
    <style:style style:name="P13" style:family="paragraph" style:parent-style-name="Text_20_body">
      <style:text-properties officeooo:rsid="006182ef" officeooo:paragraph-rsid="006182ef"/>
    </style:style>
    <style:style style:name="P14" style:family="paragraph" style:parent-style-name="Text_20_body">
      <style:text-properties officeooo:rsid="0063a124" officeooo:paragraph-rsid="0063a124"/>
    </style:style>
    <style:style style:name="P15" style:family="paragraph" style:parent-style-name="Text_20_body" style:list-style-name="L1">
      <style:paragraph-properties fo:line-height="100%"/>
      <style:text-properties officeooo:rsid="005bc281" officeooo:paragraph-rsid="005bc281"/>
    </style:style>
    <style:style style:name="P16" style:family="paragraph" style:parent-style-name="Text_20_body" style:list-style-name="L1">
      <style:paragraph-properties fo:line-height="100%"/>
      <style:text-properties officeooo:rsid="005e09fc" officeooo:paragraph-rsid="005e09fc"/>
    </style:style>
    <style:style style:name="P17" style:family="paragraph" style:parent-style-name="Text_20_body" style:list-style-name="L2">
      <style:paragraph-properties fo:line-height="100%"/>
      <style:text-properties officeooo:rsid="0063a124" officeooo:paragraph-rsid="0063a124"/>
    </style:style>
    <style:style style:name="P18" style:family="paragraph" style:parent-style-name="Text_20_body">
      <style:text-properties officeooo:rsid="007361a6" officeooo:paragraph-rsid="007361a6"/>
    </style:style>
    <style:style style:name="P19" style:family="paragraph" style:parent-style-name="Text_20_body">
      <style:text-properties officeooo:rsid="008177ea" officeooo:paragraph-rsid="008177ea"/>
    </style:style>
    <style:style style:name="P20" style:family="paragraph" style:parent-style-name="Text_20_body">
      <style:paragraph-properties fo:line-height="115%"/>
      <style:text-properties officeooo:rsid="00571261" officeooo:paragraph-rsid="00571261"/>
    </style:style>
    <style:style style:name="P21" style:family="paragraph" style:parent-style-name="Text_20_body">
      <style:text-properties officeooo:rsid="008c7f9b" officeooo:paragraph-rsid="008c7f9b"/>
    </style:style>
    <style:style style:name="P22" style:family="paragraph" style:parent-style-name="Text_20_body" style:list-style-name="L3">
      <style:paragraph-properties fo:line-height="100%"/>
      <style:text-properties officeooo:rsid="008e788e" officeooo:paragraph-rsid="008e788e"/>
    </style:style>
    <style:style style:name="P23" style:family="paragraph" style:parent-style-name="Text_20_body" style:list-style-name="L3">
      <style:paragraph-properties fo:line-height="100%"/>
      <style:text-properties officeooo:rsid="0091cfa6" officeooo:paragraph-rsid="0091cfa6"/>
    </style:style>
    <style:style style:name="P24" style:family="paragraph" style:parent-style-name="Text_20_body" style:list-style-name="L3">
      <style:paragraph-properties fo:line-height="100%"/>
      <style:text-properties officeooo:rsid="0092b8dd" officeooo:paragraph-rsid="0092b8dd"/>
    </style:style>
    <style:style style:name="P25" style:family="paragraph" style:parent-style-name="Text_20_body">
      <style:text-properties officeooo:rsid="00a07c9b" officeooo:paragraph-rsid="00a07c9b"/>
    </style:style>
    <style:style style:name="P26" style:family="paragraph" style:parent-style-name="Text_20_body" style:list-style-name="L3">
      <style:paragraph-properties fo:line-height="100%"/>
      <style:text-properties officeooo:rsid="00a4f906" officeooo:paragraph-rsid="00a4f906"/>
    </style:style>
    <style:style style:name="P27" style:family="paragraph" style:parent-style-name="Text_20_body">
      <style:text-properties officeooo:rsid="00a84f77" officeooo:paragraph-rsid="00a84f77"/>
    </style:style>
    <style:style style:name="P28" style:family="paragraph" style:parent-style-name="Text_20_body">
      <style:text-properties officeooo:rsid="00a84f77" officeooo:paragraph-rsid="00bc526b"/>
    </style:style>
    <style:style style:name="P29" style:family="paragraph" style:parent-style-name="Text_20_body" style:list-style-name="L4">
      <style:paragraph-properties fo:line-height="100%"/>
      <style:text-properties officeooo:rsid="00b2155f" officeooo:paragraph-rsid="00b2155f"/>
    </style:style>
    <style:style style:name="P30" style:family="paragraph" style:parent-style-name="Text_20_body" style:list-style-name="L5">
      <style:paragraph-properties fo:line-height="100%"/>
      <style:text-properties officeooo:rsid="00b2155f" officeooo:paragraph-rsid="00b39c4c"/>
    </style:style>
    <style:style style:name="P31" style:family="paragraph" style:parent-style-name="Text_20_body" style:list-style-name="L6">
      <style:paragraph-properties fo:line-height="100%"/>
      <style:text-properties officeooo:rsid="00b2155f" officeooo:paragraph-rsid="00b3b1e6"/>
    </style:style>
    <style:style style:name="P32" style:family="paragraph" style:parent-style-name="Text_20_body" style:list-style-name="L7">
      <style:paragraph-properties fo:line-height="100%"/>
      <style:text-properties officeooo:rsid="00b2155f" officeooo:paragraph-rsid="00b58301"/>
    </style:style>
    <style:style style:name="P33" style:family="paragraph" style:parent-style-name="Text_20_body" style:list-style-name="L8">
      <style:paragraph-properties fo:line-height="100%"/>
      <style:text-properties officeooo:rsid="00b2155f" officeooo:paragraph-rsid="00b73e80"/>
    </style:style>
    <style:style style:name="P34" style:family="paragraph" style:parent-style-name="Text_20_body" style:list-style-name="L9">
      <style:paragraph-properties fo:line-height="100%"/>
      <style:text-properties officeooo:rsid="00b2155f" officeooo:paragraph-rsid="00b73e80"/>
    </style:style>
    <style:style style:name="P35" style:family="paragraph" style:parent-style-name="Text_20_body" style:list-style-name="L10">
      <style:paragraph-properties fo:line-height="100%"/>
      <style:text-properties officeooo:rsid="00b2155f" officeooo:paragraph-rsid="00b8460c"/>
    </style:style>
    <style:style style:name="P36" style:family="paragraph" style:parent-style-name="Text_20_body" style:list-style-name="L6">
      <style:paragraph-properties fo:line-height="100%"/>
      <style:text-properties officeooo:rsid="00b3b1e6" officeooo:paragraph-rsid="00b3b1e6"/>
    </style:style>
    <style:style style:name="P37" style:family="paragraph" style:parent-style-name="Text_20_body" style:list-style-name="L7">
      <style:paragraph-properties fo:line-height="100%"/>
      <style:text-properties officeooo:rsid="00b3b1e6" officeooo:paragraph-rsid="00b58301"/>
    </style:style>
    <style:style style:name="P38" style:family="paragraph" style:parent-style-name="Text_20_body" style:list-style-name="L8">
      <style:paragraph-properties fo:line-height="100%"/>
      <style:text-properties officeooo:rsid="00b3b1e6" officeooo:paragraph-rsid="00b73e80"/>
    </style:style>
    <style:style style:name="P39" style:family="paragraph" style:parent-style-name="Text_20_body" style:list-style-name="L9">
      <style:paragraph-properties fo:line-height="100%"/>
      <style:text-properties officeooo:rsid="00b3b1e6" officeooo:paragraph-rsid="00b73e80"/>
    </style:style>
    <style:style style:name="P40" style:family="paragraph" style:parent-style-name="Text_20_body" style:list-style-name="L10">
      <style:paragraph-properties fo:line-height="100%"/>
      <style:text-properties officeooo:rsid="00b3b1e6" officeooo:paragraph-rsid="00b8460c"/>
    </style:style>
    <style:style style:name="P41" style:family="paragraph" style:parent-style-name="Text_20_body" style:list-style-name="L12">
      <style:paragraph-properties fo:line-height="100%"/>
      <style:text-properties officeooo:rsid="00c60104" officeooo:paragraph-rsid="00c60104"/>
    </style:style>
    <style:style style:name="P42" style:family="paragraph" style:parent-style-name="Text_20_body" style:list-style-name="L14">
      <style:paragraph-properties fo:line-height="100%"/>
      <style:text-properties officeooo:rsid="00c60104" officeooo:paragraph-rsid="00c7437b"/>
    </style:style>
    <style:style style:name="P43" style:family="paragraph" style:parent-style-name="Text_20_body" style:list-style-name="L16">
      <style:paragraph-properties fo:line-height="100%"/>
      <style:text-properties officeooo:rsid="00c60104" officeooo:paragraph-rsid="00c99703"/>
    </style:style>
    <style:style style:name="P44" style:family="paragraph" style:parent-style-name="Text_20_body" style:list-style-name="L14">
      <style:paragraph-properties fo:line-height="100%"/>
      <style:text-properties officeooo:rsid="00c7437b" officeooo:paragraph-rsid="00c7437b"/>
    </style:style>
    <style:style style:name="P45" style:family="paragraph" style:parent-style-name="Text_20_body" style:list-style-name="L15">
      <style:paragraph-properties fo:line-height="100%"/>
      <style:text-properties officeooo:rsid="00c7437b" officeooo:paragraph-rsid="00c78cf4"/>
    </style:style>
    <style:style style:name="P46" style:family="paragraph" style:parent-style-name="Text_20_body" style:list-style-name="L16">
      <style:paragraph-properties fo:line-height="100%"/>
      <style:text-properties officeooo:rsid="00c7437b" officeooo:paragraph-rsid="00c99703"/>
    </style:style>
    <style:style style:name="P47" style:family="paragraph" style:parent-style-name="Text_20_body" style:list-style-name="L15">
      <style:paragraph-properties fo:line-height="100%"/>
      <style:text-properties officeooo:rsid="00c78cf4" officeooo:paragraph-rsid="00c78cf4"/>
    </style:style>
    <style:style style:name="P48" style:family="paragraph" style:parent-style-name="Text_20_body" style:list-style-name="L16">
      <style:paragraph-properties fo:line-height="100%"/>
      <style:text-properties officeooo:rsid="00c99703" officeooo:paragraph-rsid="00c99703"/>
    </style:style>
    <style:style style:name="P49" style:family="paragraph" style:parent-style-name="Text_20_body">
      <style:paragraph-properties fo:line-height="115%"/>
      <style:text-properties officeooo:rsid="00cbfb8c" officeooo:paragraph-rsid="00cbfb8c"/>
    </style:style>
    <style:style style:name="P50" style:family="paragraph" style:parent-style-name="Text_20_body">
      <style:paragraph-properties fo:line-height="115%"/>
      <style:text-properties officeooo:paragraph-rsid="00da15e8"/>
    </style:style>
    <style:style style:name="P51" style:family="paragraph" style:parent-style-name="Text_20_body">
      <style:paragraph-properties fo:line-height="115%"/>
      <style:text-properties officeooo:rsid="0017826b" officeooo:paragraph-rsid="0017826b"/>
    </style:style>
    <style:style style:name="P52" style:family="paragraph" style:parent-style-name="Text_20_body" style:list-style-name="L18">
      <style:paragraph-properties fo:line-height="100%"/>
      <style:text-properties officeooo:rsid="00dc88d9" officeooo:paragraph-rsid="00dc88d9"/>
    </style:style>
    <style:style style:name="P53" style:family="paragraph" style:parent-style-name="Text_20_body" style:list-style-name="L18">
      <style:paragraph-properties fo:line-height="100%"/>
      <style:text-properties officeooo:rsid="00ddf2b3" officeooo:paragraph-rsid="00ddf2b3"/>
    </style:style>
    <style:style style:name="P54" style:family="paragraph" style:parent-style-name="Text_20_body">
      <style:paragraph-properties fo:line-height="115%"/>
      <style:text-properties officeooo:rsid="00df9f03" officeooo:paragraph-rsid="00df9f03"/>
    </style:style>
    <style:style style:name="P55" style:family="paragraph" style:parent-style-name="Text_20_body" style:list-style-name="L19">
      <style:text-properties officeooo:rsid="00e25bb7" officeooo:paragraph-rsid="00e25bb7"/>
    </style:style>
    <style:style style:name="P56" style:family="paragraph" style:parent-style-name="Text_20_body" style:list-style-name="L19">
      <style:text-properties officeooo:rsid="00e27adc" officeooo:paragraph-rsid="00e27adc"/>
    </style:style>
    <style:style style:name="P57" style:family="paragraph" style:parent-style-name="Text_20_body" style:list-style-name="L19">
      <style:text-properties officeooo:rsid="00e2d1d6" officeooo:paragraph-rsid="00e2d1d6"/>
    </style:style>
    <style:style style:name="P58" style:family="paragraph" style:parent-style-name="Text_20_body" style:list-style-name="L20">
      <style:text-properties officeooo:rsid="00e478a2" officeooo:paragraph-rsid="00e478a2"/>
    </style:style>
    <style:style style:name="P59" style:family="paragraph" style:parent-style-name="Text_20_body" style:list-style-name="L3">
      <style:paragraph-properties fo:line-height="100%"/>
      <style:text-properties officeooo:rsid="00e57379" officeooo:paragraph-rsid="00e57379"/>
    </style:style>
    <style:style style:name="P60" style:family="paragraph" style:parent-style-name="Text_20_body" style:list-style-name="L20">
      <style:text-properties officeooo:rsid="00e944b4" officeooo:paragraph-rsid="00e944b4"/>
    </style:style>
    <style:style style:name="P61" style:family="paragraph" style:parent-style-name="Text_20_body" style:list-style-name="L20">
      <style:text-properties officeooo:rsid="00eafca4" officeooo:paragraph-rsid="00eafca4"/>
    </style:style>
    <style:style style:name="P62" style:family="paragraph" style:parent-style-name="Text_20_body" style:list-style-name="L20">
      <style:text-properties officeooo:rsid="00eb2bcd" officeooo:paragraph-rsid="00eb2bcd"/>
    </style:style>
    <style:style style:name="P63" style:family="paragraph" style:parent-style-name="Text_20_body" style:list-style-name="L20">
      <style:text-properties officeooo:rsid="00ec54b1" officeooo:paragraph-rsid="00ec54b1"/>
    </style:style>
    <style:style style:name="P64" style:family="paragraph" style:parent-style-name="Text_20_body">
      <style:text-properties officeooo:rsid="00f04b3f" officeooo:paragraph-rsid="00f04b3f"/>
    </style:style>
    <style:style style:name="P65" style:family="paragraph" style:parent-style-name="Text_20_body">
      <style:text-properties officeooo:rsid="00f085ba" officeooo:paragraph-rsid="00f085ba"/>
    </style:style>
    <style:style style:name="P66" style:family="paragraph" style:parent-style-name="Text_20_body" style:list-style-name="L20">
      <style:text-properties officeooo:rsid="00f6b268" officeooo:paragraph-rsid="00f6b268"/>
    </style:style>
    <style:style style:name="P67" style:family="paragraph" style:parent-style-name="Text_20_body">
      <style:text-properties officeooo:rsid="00fc9078" officeooo:paragraph-rsid="00fc9078"/>
    </style:style>
    <style:style style:name="P68" style:family="paragraph" style:parent-style-name="Text_20_body" style:list-style-name="L21">
      <style:text-properties officeooo:rsid="00fdb9ab" officeooo:paragraph-rsid="00fdb9ab"/>
    </style:style>
    <style:style style:name="P69" style:family="paragraph" style:parent-style-name="Text_20_body" style:list-style-name="L21">
      <style:text-properties officeooo:rsid="00fe5511" officeooo:paragraph-rsid="00fe5511"/>
    </style:style>
    <style:style style:name="P70" style:family="paragraph" style:parent-style-name="Text_20_body" style:list-style-name="L21">
      <style:text-properties officeooo:rsid="0100277d" officeooo:paragraph-rsid="0100277d"/>
    </style:style>
    <style:style style:name="P71" style:family="paragraph" style:parent-style-name="Title" style:master-page-name="First_20_Page">
      <style:paragraph-properties style:page-number="auto"/>
      <style:text-properties officeooo:rsid="0012212e" officeooo:paragraph-rsid="0012212e"/>
    </style:style>
    <style:style style:name="P72" style:family="paragraph" style:parent-style-name="Heading_20_1">
      <style:text-properties officeooo:rsid="004f7526" officeooo:paragraph-rsid="004f7526"/>
    </style:style>
    <style:style style:name="P73" style:family="paragraph" style:parent-style-name="Heading_20_1">
      <style:paragraph-properties fo:line-height="115%"/>
      <style:text-properties officeooo:rsid="0017826b" officeooo:paragraph-rsid="0017826b"/>
    </style:style>
    <style:style style:name="P74" style:family="paragraph" style:parent-style-name="Heading_20_1">
      <style:text-properties officeooo:rsid="0080c27c" officeooo:paragraph-rsid="0080c27c"/>
    </style:style>
    <style:style style:name="P75" style:family="paragraph" style:parent-style-name="Heading_20_1">
      <style:text-properties officeooo:rsid="008a9842" officeooo:paragraph-rsid="008a9842"/>
    </style:style>
    <style:style style:name="P76" style:family="paragraph" style:parent-style-name="Heading_20_1">
      <style:paragraph-properties fo:line-height="115%"/>
      <style:text-properties officeooo:rsid="00da15e8" officeooo:paragraph-rsid="00da15e8"/>
    </style:style>
    <style:style style:name="P77" style:family="paragraph" style:parent-style-name="Heading_20_1">
      <style:paragraph-properties fo:line-height="115%"/>
    </style:style>
    <style:style style:name="P78" style:family="paragraph" style:parent-style-name="Heading_20_1">
      <style:paragraph-properties fo:break-before="page"/>
    </style:style>
    <style:style style:name="P79" style:family="paragraph" style:parent-style-name="Contents_20_Heading" style:master-page-name="Standard">
      <style:paragraph-properties style:page-number="1" fo:break-before="page"/>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Heading_20_2">
      <style:text-properties officeooo:rsid="009b9c62" officeooo:paragraph-rsid="009b9c62"/>
    </style:style>
    <style:style style:name="P82" style:family="paragraph" style:parent-style-name="Heading_20_2">
      <style:paragraph-properties fo:line-height="115%"/>
      <style:text-properties officeooo:rsid="009cf241" officeooo:paragraph-rsid="009cf241"/>
    </style:style>
    <style:style style:name="P83" style:family="paragraph" style:parent-style-name="Heading_20_2">
      <style:text-properties officeooo:paragraph-rsid="009b9c62"/>
    </style:style>
    <style:style style:name="P84" style:family="paragraph" style:parent-style-name="Heading_20_2">
      <style:text-properties officeooo:rsid="00e142e3" officeooo:paragraph-rsid="00e142e3"/>
    </style:style>
    <style:style style:name="P85" style:family="paragraph" style:parent-style-name="Heading_20_2">
      <style:text-properties officeooo:rsid="00fb9e28" officeooo:paragraph-rsid="00fb9e28"/>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Heading_20_3">
      <style:paragraph-properties fo:line-height="100%"/>
      <style:text-properties officeooo:rsid="00a8ab79" officeooo:paragraph-rsid="00ad60cb"/>
    </style:style>
    <style:style style:name="P88" style:family="paragraph" style:parent-style-name="Heading_20_3">
      <style:paragraph-properties fo:line-height="100%"/>
      <style:text-properties officeooo:rsid="00a8ab79" officeooo:paragraph-rsid="00a8ab79"/>
    </style:style>
    <style:style style:name="P89" style:family="paragraph" style:parent-style-name="Heading_20_3">
      <style:paragraph-properties fo:line-height="100%"/>
      <style:text-properties officeooo:rsid="00aa750d" officeooo:paragraph-rsid="00aa750d"/>
    </style:style>
    <style:style style:name="P90" style:family="paragraph" style:parent-style-name="Heading_20_3">
      <style:paragraph-properties fo:line-height="100%"/>
      <style:text-properties officeooo:rsid="00aaa548" officeooo:paragraph-rsid="00aaa548"/>
    </style:style>
    <style:style style:name="P91" style:family="paragraph" style:parent-style-name="Heading_20_3">
      <style:text-properties officeooo:paragraph-rsid="00a8ab79"/>
    </style:style>
    <style:style style:name="P92" style:family="paragraph" style:parent-style-name="Heading_20_3">
      <style:paragraph-properties fo:line-height="100%"/>
      <style:text-properties officeooo:rsid="00af59aa" officeooo:paragraph-rsid="00af59aa"/>
    </style:style>
    <style:style style:name="P93" style:family="paragraph" style:parent-style-name="Heading_20_3">
      <style:text-properties officeooo:rsid="00c18314" officeooo:paragraph-rsid="00c18314"/>
    </style:style>
    <style:style style:name="P94" style:family="paragraph" style:parent-style-name="Heading_20_3">
      <style:paragraph-properties fo:line-height="100%"/>
      <style:text-properties officeooo:rsid="00c18314" officeooo:paragraph-rsid="00c18314"/>
    </style:style>
    <style:style style:name="P95" style:family="paragraph" style:parent-style-name="Heading_20_3">
      <style:paragraph-properties fo:line-height="100%"/>
      <style:text-properties officeooo:rsid="00c370d8" officeooo:paragraph-rsid="00c370d8"/>
    </style:style>
    <style:style style:name="P96" style:family="paragraph" style:parent-style-name="Heading_20_3">
      <style:paragraph-properties fo:line-height="100%"/>
      <style:text-properties officeooo:rsid="00c41e03" officeooo:paragraph-rsid="00c41e03"/>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officeooo:rsid="004a8a07"/>
    </style:style>
    <style:style style:name="T9" style:family="text">
      <style:text-properties officeooo:rsid="00551206"/>
    </style:style>
    <style:style style:name="T10" style:family="text">
      <style:text-properties officeooo:rsid="005fbe23"/>
    </style:style>
    <style:style style:name="T11" style:family="text">
      <style:text-properties officeooo:rsid="005fe78a"/>
    </style:style>
    <style:style style:name="T12" style:family="text">
      <style:text-properties officeooo:rsid="0067192d"/>
    </style:style>
    <style:style style:name="T13" style:family="text">
      <style:text-properties officeooo:rsid="007163a6"/>
    </style:style>
    <style:style style:name="T14" style:family="text">
      <style:text-properties officeooo:rsid="007435db"/>
    </style:style>
    <style:style style:name="T15" style:family="text">
      <style:text-properties officeooo:rsid="00825f0d"/>
    </style:style>
    <style:style style:name="T16" style:family="text">
      <style:text-properties officeooo:rsid="008d207a"/>
    </style:style>
    <style:style style:name="T17" style:family="text">
      <style:text-properties officeooo:rsid="00907506"/>
    </style:style>
    <style:style style:name="T18" style:family="text">
      <style:text-properties officeooo:rsid="0091cfa6"/>
    </style:style>
    <style:style style:name="T19" style:family="text">
      <style:text-properties officeooo:rsid="009986e6"/>
    </style:style>
    <style:style style:name="T20" style:family="text">
      <style:text-properties officeooo:rsid="009b9c62"/>
    </style:style>
    <style:style style:name="T21" style:family="text">
      <style:text-properties officeooo:rsid="00a0ff8f"/>
    </style:style>
    <style:style style:name="T22" style:family="text">
      <style:text-properties officeooo:rsid="00a85a9f"/>
    </style:style>
    <style:style style:name="T23" style:family="text">
      <style:text-properties officeooo:rsid="00a8ab79"/>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da15e8"/>
    </style:style>
    <style:style style:name="T34" style:family="text">
      <style:text-properties officeooo:rsid="00e7537a"/>
    </style:style>
    <style:style style:name="T35" style:family="text">
      <style:text-properties officeooo:rsid="00efb90c"/>
    </style:style>
    <style:style style:name="T36" style:family="text">
      <style:text-properties officeooo:rsid="00f3703d"/>
    </style:style>
    <style:style style:name="T37" style:family="text">
      <style:text-properties officeooo:rsid="00fa5f24"/>
    </style:style>
    <style:style style:name="T38" style:family="text">
      <style:text-properties officeooo:rsid="0100277d"/>
    </style:style>
    <style:style style:name="T39" style:family="text">
      <style:text-properties officeooo:rsid="01024896"/>
    </style:style>
    <style:style style:name="T40" style:family="text">
      <style:text-properties officeooo:rsid="0102dacf"/>
    </style:style>
    <style:style style:name="T41" style:family="text">
      <style:text-properties officeooo:rsid="010459d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SIGEMAIL: <text:span text:style-name="T1">End-to-End Encrypted Email using the Signal Protocol</text:span></text:p>
      <text:p text:style-name="P2">John Agapeyev A00928238</text:p>
      <text:p text:style-name="P3">COMP8045 <text:span text:style-name="T19">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80"><text:a xlink:type="simple" xlink:href="#__RefHeading___Toc216_2301110391" text:style-name="Index_20_Link" text:visited-style-name="Index_20_Link">1 Student Background<text:tab/>2</text:a></text:p>
          <text:p text:style-name="P80"><text:a xlink:type="simple" xlink:href="#__RefHeading___Toc218_2301110391" text:style-name="Index_20_Link" text:visited-style-name="Index_20_Link">2 Project Description<text:tab/>2</text:a></text:p>
          <text:p text:style-name="P80"><text:a xlink:type="simple" xlink:href="#__RefHeading___Toc224_2301110391" text:style-name="Index_20_Link" text:visited-style-name="Index_20_Link">3 Background<text:tab/>2</text:a></text:p>
          <text:p text:style-name="P80"><text:a xlink:type="simple" xlink:href="#__RefHeading___Toc501_1931131838" text:style-name="Index_20_Link" text:visited-style-name="Index_20_Link">4 Complexity<text:tab/>3</text:a></text:p>
          <text:p text:style-name="P80"><text:a xlink:type="simple" xlink:href="#__RefHeading___Toc503_1931131838" text:style-name="Index_20_Link" text:visited-style-name="Index_20_Link">5 Scope and Depth<text:tab/>3</text:a></text:p>
          <text:p text:style-name="P80"><text:a xlink:type="simple" xlink:href="#__RefHeading___Toc226_2301110391" text:style-name="Index_20_Link" text:visited-style-name="Index_20_Link">6 Design Decisions<text:tab/>4</text:a></text:p>
          <text:p text:style-name="P80"><text:a xlink:type="simple" xlink:href="#__RefHeading___Toc534_1694798489" text:style-name="Index_20_Link" text:visited-style-name="Index_20_Link">7 Innovation<text:tab/>4</text:a></text:p>
          <text:p text:style-name="P80"><text:a xlink:type="simple" xlink:href="#__RefHeading___Toc536_1694798489" text:style-name="Index_20_Link" text:visited-style-name="Index_20_Link">8 Technologies Used<text:tab/>4</text:a></text:p>
          <text:p text:style-name="P80"><text:a xlink:type="simple" xlink:href="#__RefHeading___Toc242_2301110391" text:style-name="Index_20_Link" text:visited-style-name="Index_20_Link">9 Testing<text:tab/>5</text:a></text:p>
          <text:p text:style-name="P86"><text:a xlink:type="simple" xlink:href="#__RefHeading___Toc746_1694798489" text:style-name="Index_20_Link" text:visited-style-name="Index_20_Link">9.1 Unit Tests<text:tab/>5</text:a></text:p>
          <text:p text:style-name="P97"><text:a xlink:type="simple" xlink:href="#__RefHeading___Toc748_1694798489" text:style-name="Index_20_Link" text:visited-style-name="Index_20_Link">9.1.1 Expected run<text:tab/>5</text:a></text:p>
          <text:p text:style-name="P97"><text:a xlink:type="simple" xlink:href="#__RefHeading___Toc750_1694798489" text:style-name="Index_20_Link" text:visited-style-name="Index_20_Link">9.1.2 Expected run with AAD<text:tab/>5</text:a></text:p>
          <text:p text:style-name="P97"><text:a xlink:type="simple" xlink:href="#__RefHeading___Toc752_1694798489" text:style-name="Index_20_Link" text:visited-style-name="Index_20_Link">9.1.3 Corrupt message<text:tab/>5</text:a></text:p>
          <text:p text:style-name="P97"><text:a xlink:type="simple" xlink:href="#__RefHeading___Toc754_1694798489" text:style-name="Index_20_Link" text:visited-style-name="Index_20_Link">9.1.4 Decrypt with bad key<text:tab/>5</text:a></text:p>
          <text:p text:style-name="P97"><text:a xlink:type="simple" xlink:href="#__RefHeading___Toc756_1694798489" text:style-name="Index_20_Link" text:visited-style-name="Index_20_Link">9.1.5 Decrypt with bad nonce<text:tab/>6</text:a></text:p>
          <text:p text:style-name="P97"><text:a xlink:type="simple" xlink:href="#__RefHeading___Toc758_1694798489" text:style-name="Index_20_Link" text:visited-style-name="Index_20_Link">9.1.6 Decrypt with missing AAD<text:tab/>6</text:a></text:p>
          <text:p text:style-name="P97"><text:a xlink:type="simple" xlink:href="#__RefHeading___Toc760_1694798489" text:style-name="Index_20_Link" text:visited-style-name="Index_20_Link">9.1.7 Decrypt with bad AAD<text:tab/>6</text:a></text:p>
          <text:p text:style-name="P86"><text:a xlink:type="simple" xlink:href="#__RefHeading___Toc764_1694798489" text:style-name="Index_20_Link" text:visited-style-name="Index_20_Link">9.2 Integration Tests<text:tab/>6</text:a></text:p>
          <text:p text:style-name="P97"><text:a xlink:type="simple" xlink:href="#__RefHeading___Toc1043_1694798489" text:style-name="Index_20_Link" text:visited-style-name="Index_20_Link">9.2.1 Incoming message expected run<text:tab/>6</text:a></text:p>
          <text:p text:style-name="P97"><text:a xlink:type="simple" xlink:href="#__RefHeading___Toc1045_1694798489" text:style-name="Index_20_Link" text:visited-style-name="Index_20_Link">9.2.2 Alternate sending messages<text:tab/>6</text:a></text:p>
          <text:p text:style-name="P97"><text:a xlink:type="simple" xlink:href="#__RefHeading___Toc1047_1694798489" text:style-name="Index_20_Link" text:visited-style-name="Index_20_Link">9.2.3 Send messages out of order<text:tab/>7</text:a></text:p>
          <text:p text:style-name="P97"><text:a xlink:type="simple" xlink:href="#__RefHeading___Toc1049_1694798489" text:style-name="Index_20_Link" text:visited-style-name="Index_20_Link">9.2.4 Skip message, receive message, send skipped message<text:tab/>7</text:a></text:p>
          <text:p text:style-name="P86"><text:a xlink:type="simple" xlink:href="#__RefHeading___Toc766_1694798489" text:style-name="Index_20_Link" text:visited-style-name="Index_20_Link">9.3 System Tests<text:tab/>7</text:a></text:p>
          <text:p text:style-name="P80"><text:a xlink:type="simple" xlink:href="#__RefHeading___Toc1307_1694798489" text:style-name="Index_20_Link" text:visited-style-name="Index_20_Link">10 Deliverables<text:tab/>8</text:a></text:p>
          <text:p text:style-name="P80"><text:a xlink:type="simple" xlink:href="#__RefHeading___Toc246_2301110391" text:style-name="Index_20_Link" text:visited-style-name="Index_20_Link">11 Timeline<text:tab/>8</text:a></text:p>
          <text:p text:style-name="P86"><text:a xlink:type="simple" xlink:href="#__RefHeading___Toc1309_1694798489" text:style-name="Index_20_Link" text:visited-style-name="Index_20_Link">11.1 Client<text:tab/>8</text:a></text:p>
          <text:p text:style-name="P86"><text:a xlink:type="simple" xlink:href="#__RefHeading___Toc1311_1694798489" text:style-name="Index_20_Link" text:visited-style-name="Index_20_Link">11.2 Server<text:tab/>8</text:a></text:p>
          <text:p text:style-name="P86"><text:a xlink:type="simple" xlink:href="#__RefHeading___Toc1521_1694798489" text:style-name="Index_20_Link" text:visited-style-name="Index_20_Link">11.3 Documentation<text:tab/>9</text:a></text:p>
          <text:p text:style-name="P80"><text:a xlink:type="simple" xlink:href="#__RefHeading___Toc248_2301110391" text:style-name="Index_20_Link" text:visited-style-name="Index_20_Link">12 Conclusion<text:tab/>9</text:a></text:p>
          <text:p text:style-name="P80"><text:a xlink:type="simple" xlink:href="#__RefHeading___Toc250_2301110391" text:style-name="Index_20_Link" text:visited-style-name="Index_20_Link">13 Appendix A<text:tab/>9</text:a></text:p>
        </text:index-body>
      </text:table-of-content>
      <text:p text:style-name="P4"/>
      <text:h text:style-name="P78" text:outline-level="1"><text:bookmark-start text:name="__RefHeading___Toc216_2301110391"/>Student Background<text:bookmark-end text:name="__RefHeading___Toc216_2301110391"/></text:h>
      <text:p text:style-name="P8">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text:span></text:p>
      <text:h text:style-name="Heading_20_1" text:outline-level="1"><text:bookmark-start text:name="__RefHeading___Toc218_2301110391"/>Project <text:span text:style-name="T6">Description</text:span><text:bookmark-end text:name="__RefHeading___Toc218_2301110391"/></text:h>
      <text:p text:style-name="P7">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9">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9">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6">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text:span><text:soft-page-break/><text:span text:style-name="T4">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0">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72" text:outline-level="1"><text:bookmark-start text:name="__RefHeading___Toc501_1931131838"/>Complexity<text:bookmark-end text:name="__RefHeading___Toc501_1931131838"/></text:h>
      <text:p text:style-name="P11">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72" text:outline-level="1"><text:bookmark-start text:name="__RefHeading___Toc503_1931131838"/>Scope and Depth<text:bookmark-end text:name="__RefHeading___Toc503_1931131838"/></text:h>
      <text:p text:style-name="P12">The base features I will include are as follows:</text:p>
      <text:list xml:id="list2279145785" text:style-name="L1">
        <text:list-item>
          <text:p text:style-name="P15">Signal protocol fully implemented on client side</text:p>
        </text:list-item>
        <text:list-item>
          <text:p text:style-name="P15">Server is up and running for key and message exchanges</text:p>
        </text:list-item>
        <text:list-item>
          <text:p text:style-name="P15"><text:span text:style-name="T10">Full graphical interface </text:span>for email creation and retrieval</text:p>
        </text:list-item>
        <text:list-item>
          <text:p text:style-name="P16">Outside email import/export via IMAP<text:span text:style-name="T11">S</text:span></text:p>
        </text:list-item>
      </text:list>
      <text:p text:style-name="P13">I believe this list of features will be sufficient to fully explore the complexity and design implications that arise from this project. </text:p>
      <text:p text:style-name="P14">I will impose some limitations on those features, to limit the potential scope of the application:</text:p>
      <text:list xml:id="list1669372427" text:style-name="L2">
        <text:list-item>
          <text:p text:style-name="P17">The application will only target x64 Linux Desktops</text:p>
        </text:list-item>
        <text:list-item>
          <text:p text:style-name="P17">The application will not target mobile devices such as Android phones</text:p>
        </text:list-item>
        <text:list-item>
          <text:p text:style-name="P17">The application will not involve a web-mail interface</text:p>
        </text:list-item>
        <text:list-item>
          <text:p text:style-name="P17">The application will not be built as a plugin for existing email clients <text:span text:style-name="T12">(eg. </text:span>Mozilla Thunderbird)</text:p>
        </text:list-item>
      </text:list>
      <text:h text:style-name="Heading_20_1" text:outline-level="1"><text:bookmark-start text:name="__RefHeading___Toc226_2301110391"/><text:soft-page-break/>Design Decisions<text:bookmark-end text:name="__RefHeading___Toc226_2301110391"/></text:h>
      <text:p text:style-name="P18">The core aspect of the project – the Signal Protocol, is quite descriptive and fleshed out, so there is little room for divergence or creativity in its design. <text:span text:style-name="T14">I am taking one liberty in that I am using ChaCha20-Poly1305 as the main cipher instead of AES-CBC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P74" text:outline-level="1"><text:bookmark-start text:name="__RefHeading___Toc534_1694798489"/>Innovation<text:bookmark-end text:name="__RefHeading___Toc534_1694798489"/></text:h>
      <text:p text:style-name="P19">The innovation of this project comes in applying multiple existing concepts in a unique fashion. <text:span text:style-name="T15">Email encryption through PGP and services which use/mimic it such as ProtonMail and Tutanota has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text:span></text:p>
      <text:h text:style-name="P75" text:outline-level="1"><text:bookmark-start text:name="__RefHeading___Toc536_1694798489"/>Technologies Used<text:bookmark-end text:name="__RefHeading___Toc536_1694798489"/></text:h>
      <text:p text:style-name="P21">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1472782332" text:style-name="L3">
        <text:list-item>
          <text:p text:style-name="P22">OpenSSL – <text:span text:style-name="T18">F</text:span>or the majority of cryptographic functions; also required for TLS</text:p>
        </text:list-item>
        <text:list-item>
          <text:p text:style-name="P22">Boost</text:p>
          <text:list>
            <text:list-item>
              <text:p text:style-name="P22">Serialization – For serializing data for sending over the network</text:p>
            </text:list-item>
            <text:list-item>
              <text:p text:style-name="P22">Beast – For handling network connections, TLS, and the server</text:p>
            </text:list-item>
            <text:list-item>
              <text:p text:style-name="P22">Test – For unit and integration tests</text:p>
            </text:list-item>
          </text:list>
        </text:list-item>
        <text:list-item>
          <text:p text:style-name="P22">Curl – For adding support of <text:span text:style-name="T17">IMAPS</text:span></text:p>
        </text:list-item>
        <text:list-item>
          <text:p text:style-name="P23">Qt – For the entirety of the GUI</text:p>
        </text:list-item>
        <text:list-item>
          <text:p text:style-name="P24">libsignal-c – For its implementation of XedDSA, otherwise unused</text:p>
        </text:list-item>
        <text:list-item>
          <text:p text:style-name="P26">Cmake – For building the project and finding/linking all dependencies</text:p>
        </text:list-item>
        <text:list-item>
          <text:p text:style-name="P59">Redis – For managing <text:span text:style-name="T34">keys and in-transit messages on server</text:span></text:p>
        </text:list-item>
      </text:list>
      <text:h text:style-name="Heading_20_1" text:outline-level="1"><text:bookmark-start text:name="__RefHeading___Toc242_2301110391"/><text:soft-page-break/>Testing<text:bookmark-end text:name="__RefHeading___Toc242_2301110391"/></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P83" text:outline-level="2"><text:bookmark-start text:name="__RefHeading___Toc746_1694798489"/><text:span text:style-name="T20">Unit Tests</text:span><text:bookmark-end text:name="__RefHeading___Toc746_1694798489"/></text:h>
      <text:p text:style-name="P27">Unit testing will be a large portion of the tests, and will entirely done as part of the testing framework. <text:span text:style-name="T22">Each individual feature will require multiple unit tests to exhaustively test its functionality. The following tests are examples of what would be produced for basic encryption and decryption of messages. </text:span></text:p>
      <text:h text:style-name="P91" text:outline-level="3"><text:bookmark-start text:name="__RefHeading___Toc748_1694798489"/><text:span text:style-name="T23">Expected run</text:span><text:bookmark-end text:name="__RefHeading___Toc748_1694798489"/></text:h>
      <text:list xml:id="list1219101694" text:style-name="L4">
        <text:list-item>
          <text:p text:style-name="P29">Encrypt test message with key and nonce</text:p>
        </text:list-item>
        <text:list-item>
          <text:p text:style-name="P29">Decrypt test message with tag</text:p>
        </text:list-item>
        <text:list-item>
          <text:p text:style-name="P29">Decrypted ciphertext should equal original plaintext</text:p>
        </text:list-item>
      </text:list>
      <text:h text:style-name="P90" text:outline-level="3"><text:bookmark-start text:name="__RefHeading___Toc750_1694798489"/>Expected run with AAD<text:bookmark-end text:name="__RefHeading___Toc750_1694798489"/></text:h>
      <text:list xml:id="list1677808566" text:style-name="L5">
        <text:list-item>
          <text:p text:style-name="P30">Encrypt test message with key and nonce, <text:span text:style-name="T25">and Additional Authenticated Data</text:span></text:p>
        </text:list-item>
        <text:list-item>
          <text:p text:style-name="P30">Decrypt test message with tag</text:p>
        </text:list-item>
        <text:list-item>
          <text:p text:style-name="P30">Decrypted ciphertext should equal original plaintext</text:p>
        </text:list-item>
      </text:list>
      <text:h text:style-name="P87" text:outline-level="3"><text:bookmark-start text:name="__RefHeading___Toc752_1694798489"/>Corrupt <text:span text:style-name="T24">m</text:span>essage<text:bookmark-end text:name="__RefHeading___Toc752_1694798489"/></text:h>
      <text:list xml:id="list1825943068" text:style-name="L6">
        <text:list-item>
          <text:p text:style-name="P31">Encrypt test message with key and nonce</text:p>
        </text:list-item>
        <text:list-item>
          <text:p text:style-name="P36">Corrupt message by incrementing a random ciphertext byte</text:p>
        </text:list-item>
        <text:list-item>
          <text:p text:style-name="P31">Decrypt test message with tag</text:p>
        </text:list-item>
        <text:list-item>
          <text:p text:style-name="P36">Decryption should fail</text:p>
        </text:list-item>
      </text:list>
      <text:h text:style-name="P88" text:outline-level="3"><text:bookmark-start text:name="__RefHeading___Toc754_1694798489"/>Decrypt with <text:span text:style-name="T24">b</text:span>ad <text:span text:style-name="T24">k</text:span>ey<text:bookmark-end text:name="__RefHeading___Toc754_1694798489"/></text:h>
      <text:list xml:id="list3734646801" text:style-name="L7">
        <text:list-item>
          <text:p text:style-name="P32">Encrypt test message with key and nonce</text:p>
        </text:list-item>
        <text:list-item>
          <text:p text:style-name="P32">Decrypt test message with tag, <text:span text:style-name="T26">and using a different key</text:span></text:p>
        </text:list-item>
        <text:list-item>
          <text:p text:style-name="P37">Decryption should fail</text:p>
        </text:list-item>
      </text:list>
      <text:h text:style-name="P89" text:outline-level="3"><text:bookmark-start text:name="__RefHeading___Toc756_1694798489"/><text:soft-page-break/>Decrypt with bad nonce<text:bookmark-end text:name="__RefHeading___Toc756_1694798489"/></text:h>
      <text:list xml:id="list3570056532" text:style-name="L8">
        <text:list-item>
          <text:p text:style-name="P33">Encrypt test message with key and nonce</text:p>
        </text:list-item>
        <text:list-item>
          <text:p text:style-name="P33">Decrypt test message with tag, <text:span text:style-name="T26">and using a different nonce</text:span></text:p>
        </text:list-item>
        <text:list-item>
          <text:p text:style-name="P38">Decryption should fail</text:p>
        </text:list-item>
      </text:list>
      <text:h text:style-name="P90" text:outline-level="3"><text:bookmark-start text:name="__RefHeading___Toc758_1694798489"/>Decrypt with missing AAD<text:bookmark-end text:name="__RefHeading___Toc758_1694798489"/></text:h>
      <text:list xml:id="list1299443640" text:style-name="L9">
        <text:list-item>
          <text:p text:style-name="P34">Encrypt test message with key and nonce, <text:span text:style-name="T27">and Additional Authenticated Data</text:span></text:p>
        </text:list-item>
        <text:list-item>
          <text:p text:style-name="P34">Decrypt test message with tag, <text:span text:style-name="T26">and do not provide the AAD</text:span></text:p>
        </text:list-item>
        <text:list-item>
          <text:p text:style-name="P39">Decryption should fail</text:p>
        </text:list-item>
      </text:list>
      <text:h text:style-name="P92" text:outline-level="3"><text:bookmark-start text:name="__RefHeading___Toc760_1694798489"/>Decrypt with bad AAD<text:bookmark-end text:name="__RefHeading___Toc760_1694798489"/></text:h>
      <text:list xml:id="list572891105" text:style-name="L10">
        <text:list-item>
          <text:p text:style-name="P35">Encrypt test message with key and nonce, <text:span text:style-name="T27">and Additional Authenticated Data</text:span></text:p>
        </text:list-item>
        <text:list-item>
          <text:p text:style-name="P35">Decrypt test message with tag, <text:span text:style-name="T26">and provide a different AAD</text:span></text:p>
        </text:list-item>
        <text:list-item>
          <text:p text:style-name="P40">Decryption should fail</text:p>
        </text:list-item>
      </text:list>
      <text:h text:style-name="P81" text:outline-level="2"><text:bookmark-start text:name="__RefHeading___Toc764_1694798489"/>Integration Tests<text:bookmark-end text:name="__RefHeading___Toc764_1694798489"/></text:h>
      <text:p text:style-name="P28"><text:span text:style-name="T28">Integration</text:span> testing will be <text:span text:style-name="T28">the other</text:span> large portion of the tests, and will <text:span text:style-name="T28">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P93" text:outline-level="3"><text:bookmark-start text:name="__RefHeading___Toc1043_1694798489"/><text:span text:style-name="T30">Incoming message e</text:span>xpected <text:span text:style-name="T30">r</text:span>un<text:bookmark-end text:name="__RefHeading___Toc1043_1694798489"/></text:h>
      <text:list xml:id="list1074234810" text:style-name="L12">
        <text:list-item>
          <text:p text:style-name="P41">Parse message header for public key</text:p>
        </text:list-item>
        <text:list-item>
          <text:p text:style-name="P41">Key will not be in skipped key dictionary</text:p>
        </text:list-item>
        <text:list-item>
          <text:p text:style-name="P41">Message will not be skipped, so no skipped keys are added to the dictionary</text:p>
        </text:list-item>
        <text:list-item>
          <text:p text:style-name="P41">Perform chain key derivation</text:p>
        </text:list-item>
        <text:list-item>
          <text:p text:style-name="P41">Decrypt message</text:p>
        </text:list-item>
      </text:list>
      <text:h text:style-name="P94" text:outline-level="3"><text:bookmark-start text:name="__RefHeading___Toc1045_1694798489"/>Alternate sending messages<text:bookmark-end text:name="__RefHeading___Toc1045_1694798489"/></text:h>
      <text:list xml:id="list1016943215" text:style-name="L14">
        <text:list-item>
          <text:p text:style-name="P42">Parse message header for public key</text:p>
        </text:list-item>
        <text:list-item>
          <text:p text:style-name="P42">Key will not be in skipped key dictionary</text:p>
        </text:list-item>
        <text:list-item>
          <text:p text:style-name="P42">Message will not be skipped, so no skipped keys are added to the dictionary</text:p>
        </text:list-item>
        <text:list-item>
          <text:p text:style-name="P42">Perform chain key derivation</text:p>
        </text:list-item>
        <text:list-item>
          <text:p text:style-name="P42">Decrypt <text:span text:style-name="T29">incoming </text:span>message</text:p>
        </text:list-item>
        <text:list-item>
          <text:p text:style-name="P44"><text:soft-page-break/>Perform DH ratchet</text:p>
        </text:list-item>
        <text:list-item>
          <text:p text:style-name="P44">Update root and chain keys</text:p>
        </text:list-item>
        <text:list-item>
          <text:p text:style-name="P44">Encrypt message with message key</text:p>
        </text:list-item>
        <text:list-item>
          <text:p text:style-name="P44">Send message</text:p>
        </text:list-item>
      </text:list>
      <text:h text:style-name="P95" text:outline-level="3"><text:bookmark-start text:name="__RefHeading___Toc1047_1694798489"/>Send messages out of order<text:bookmark-end text:name="__RefHeading___Toc1047_1694798489"/></text:h>
      <text:list xml:id="list3493662208" text:style-name="L15">
        <text:list-item>
          <text:p text:style-name="P45">Update root and chain keys</text:p>
        </text:list-item>
        <text:list-item>
          <text:p text:style-name="P45">Encrypt message with message key</text:p>
        </text:list-item>
        <text:list-item>
          <text:p text:style-name="P45">Update root and chain keys</text:p>
        </text:list-item>
        <text:list-item>
          <text:p text:style-name="P45">Encrypt message with <text:span text:style-name="T31">second </text:span>message key</text:p>
        </text:list-item>
        <text:list-item>
          <text:p text:style-name="P45">Send <text:span text:style-name="T31">second message</text:span></text:p>
        </text:list-item>
        <text:list-item>
          <text:p text:style-name="P47">Send first message</text:p>
        </text:list-item>
        <text:list-item>
          <text:p text:style-name="P47">Receiver should decrypt second message with generated skipped message key</text:p>
        </text:list-item>
        <text:list-item>
          <text:p text:style-name="P47">Receiver should decrypt first message after finding skipped key in dictionary</text:p>
        </text:list-item>
        <text:list-item>
          <text:p text:style-name="P47">Messages will be decrypted, but fundamentally out-of-order (limitation of the protocol)</text:p>
        </text:list-item>
      </text:list>
      <text:h text:style-name="P96" text:outline-level="3"><text:bookmark-start text:name="__RefHeading___Toc1049_1694798489"/>Skip message, receive message, send skipped message<text:bookmark-end text:name="__RefHeading___Toc1049_1694798489"/></text:h>
      <text:list xml:id="list2145592357" text:style-name="L16">
        <text:list-item>
          <text:p text:style-name="P46">Update root and chain keys</text:p>
        </text:list-item>
        <text:list-item>
          <text:p text:style-name="P46">Encrypt message with message key</text:p>
        </text:list-item>
        <text:list-item>
          <text:p text:style-name="P48">Receive message</text:p>
        </text:list-item>
        <text:list-item>
          <text:p text:style-name="P43">Parse message header for public key</text:p>
        </text:list-item>
        <text:list-item>
          <text:p text:style-name="P48">Perform DH ratchet</text:p>
        </text:list-item>
        <text:list-item>
          <text:p text:style-name="P43">Key will not be in skipped key dictionary</text:p>
        </text:list-item>
        <text:list-item>
          <text:p text:style-name="P43">Message will not be skipped, so no skipped keys are added to the dictionary</text:p>
        </text:list-item>
        <text:list-item>
          <text:p text:style-name="P43">Perform chain key derivation</text:p>
        </text:list-item>
        <text:list-item>
          <text:p text:style-name="P43">Decrypt <text:span text:style-name="T29">incoming </text:span>message</text:p>
        </text:list-item>
        <text:list-item>
          <text:p text:style-name="P48">Send old skipped message</text:p>
        </text:list-item>
        <text:list-item>
          <text:p text:style-name="P48">Receiver will detect old public key, perform DH ratchet, and add old keys to dictionary</text:p>
        </text:list-item>
        <text:list-item>
          <text:p text:style-name="P48">Decrypt message with skipped message key in dictionary</text:p>
        </text:list-item>
      </text:list>
      <text:h text:style-name="P82" text:outline-level="2"><text:bookmark-start text:name="__RefHeading___Toc766_1694798489"/>System Tests<text:bookmark-end text:name="__RefHeading___Toc766_1694798489"/></text:h>
      <text:p text:style-name="P49">There will also be system tests of SIGEMAIL, but due to their high complexity, will be performed almost entirely manually during development. <text:span text:style-name="T32">Included in this will be import/export testing with </text:span><text:soft-page-break/><text:span text:style-name="T32">external email servers, since it is system outside the developer’s control. Some examples of system tests will be adding and deleting users, adding and deleting devices, and group messaging functionality. <text:s/>Detailed breakdown of these tests is omitted for the sake of brevity. </text:span></text:p>
      <text:h text:style-name="P76" text:outline-level="1"><text:bookmark-start text:name="__RefHeading___Toc1307_1694798489"/>Deliverables<text:bookmark-end text:name="__RefHeading___Toc1307_1694798489"/></text:h>
      <text:p text:style-name="P50"><text:span text:style-name="T33">The Following deliverables will be provided for this application:</text:span></text:p>
      <text:list xml:id="list1128064046" text:style-name="L18">
        <text:list-item>
          <text:p text:style-name="P52">Client application</text:p>
        </text:list-item>
        <text:list-item>
          <text:p text:style-name="P52">Server application</text:p>
        </text:list-item>
        <text:list-item>
          <text:p text:style-name="P52">Final report</text:p>
        </text:list-item>
        <text:list-item>
          <text:p text:style-name="P53">User guide for compilation, running, and installation of the client/server</text:p>
        </text:list-item>
      </text:list>
      <text:h text:style-name="P77" text:outline-level="1"><text:bookmark-start text:name="__RefHeading___Toc246_2301110391"/>Timeline<text:bookmark-end text:name="__RefHeading___Toc246_2301110391"/></text:h>
      <text:p text:style-name="P54">This project aims to fulfill the 405 hour work requirement, and provides the following expected work breakdown to satisfy that claim.</text:p>
      <text:h text:style-name="P84" text:outline-level="2"><text:bookmark-start text:name="__RefHeading___Toc1309_1694798489"/>Client<text:bookmark-end text:name="__RefHeading___Toc1309_1694798489"/></text:h>
      <text:p text:style-name="P64">Total: <text:span text:style-name="T39">18</text:span>5 Hours</text:p>
      <text:list xml:id="list776560060" text:style-name="L19">
        <text:list-item>
          <text:p text:style-name="P55">Encryption/decryption – <text:span text:style-name="T35">10 hours</text:span></text:p>
        </text:list-item>
        <text:list-item>
          <text:p text:style-name="P55">Session state – <text:span text:style-name="T35">15 hours</text:span></text:p>
        </text:list-item>
        <text:list-item>
          <text:p text:style-name="P55">X3DH – <text:span text:style-name="T35">5 hours</text:span></text:p>
        </text:list-item>
        <text:list-item>
          <text:p text:style-name="P55">Key Derivation – <text:span text:style-name="T35">10 hours</text:span></text:p>
        </text:list-item>
        <text:list-item>
          <text:p text:style-name="P55">Message formatting – <text:span text:style-name="T35">15 hours</text:span></text:p>
        </text:list-item>
        <text:list-item>
          <text:p text:style-name="P56">Server network connection – <text:span text:style-name="T39">20 hours</text:span></text:p>
        </text:list-item>
        <text:list-item>
          <text:p text:style-name="P56">Import/Export over IMAPS – <text:span text:style-name="T35">30 hours</text:span></text:p>
        </text:list-item>
        <text:list-item>
          <text:p text:style-name="P56">GUI functionality – <text:span text:style-name="T35">60 hours</text:span></text:p>
        </text:list-item>
        <text:list-item>
          <text:p text:style-name="P57">Tests – <text:span text:style-name="T35">20 hours</text:span></text:p>
        </text:list-item>
      </text:list>
      <text:h text:style-name="P84" text:outline-level="2"><text:bookmark-start text:name="__RefHeading___Toc1311_1694798489"/>Server<text:bookmark-end text:name="__RefHeading___Toc1311_1694798489"/></text:h>
      <text:p text:style-name="P65">Total: <text:span text:style-name="T40">195 Hours</text:span></text:p>
      <text:list xml:id="list2048596212" text:style-name="L20">
        <text:list-item>
          <text:p text:style-name="P58">Client/device state storage – <text:span text:style-name="T35">20 hours</text:span></text:p>
        </text:list-item>
        <text:list-item>
          <text:p text:style-name="P60">Redis integration – <text:span text:style-name="T36">60 hours</text:span></text:p>
        </text:list-item>
        <text:list-item>
          <text:p text:style-name="P60"><text:soft-page-break/>Protocol design – <text:span text:style-name="T40">40 hours</text:span></text:p>
        </text:list-item>
        <text:list-item>
          <text:p text:style-name="P61">Client/device addition and deletion – <text:span text:style-name="T35">15 hours</text:span></text:p>
        </text:list-item>
        <text:list-item>
          <text:p text:style-name="P62">Client/device verification – <text:span text:style-name="T35">25 hours</text:span></text:p>
        </text:list-item>
        <text:list-item>
          <text:p text:style-name="P63">Message transmission – <text:span text:style-name="T35">10 hours</text:span></text:p>
        </text:list-item>
        <text:list-item>
          <text:p text:style-name="P63">Key upload/retrieval – <text:span text:style-name="T35">10 hours</text:span></text:p>
        </text:list-item>
        <text:list-item>
          <text:p text:style-name="P66">Tests – <text:span text:style-name="T37">15</text:span> hours</text:p>
        </text:list-item>
      </text:list>
      <text:h text:style-name="P85" text:outline-level="2"><text:bookmark-start text:name="__RefHeading___Toc1521_1694798489"/>Documentation<text:bookmark-end text:name="__RefHeading___Toc1521_1694798489"/></text:h>
      <text:p text:style-name="P67">Total: <text:span text:style-name="T38">25</text:span> hours</text:p>
      <text:list xml:id="list3820190740" text:style-name="L21">
        <text:list-item>
          <text:p text:style-name="P68">Writing User guide - <text:span text:style-name="T41">2</text:span></text:p>
        </text:list-item>
        <text:list-item>
          <text:p text:style-name="P69">Commenting code - <text:span text:style-name="T41">3</text:span></text:p>
        </text:list-item>
        <text:list-item>
          <text:p text:style-name="P70">Writing final report - <text:span text:style-name="T41">10</text:span></text:p>
        </text:list-item>
        <text:list-item>
          <text:p text:style-name="P70">Editing final report - 10</text:p>
        </text:list-item>
      </text:list>
      <text:h text:style-name="P73" text:outline-level="1"><text:bookmark-start text:name="__RefHeading___Toc248_2301110391"/>Conclusion<text:bookmark-end text:name="__RefHeading___Toc248_2301110391"/></text:h>
      <text:p text:style-name="P51">Fdsa</text:p>
      <text:h text:style-name="P73" text:outline-level="1"><text:bookmark-start text:name="__RefHeading___Toc250_2301110391"/>Appendix A<text:bookmark-end text:name="__RefHeading___Toc250_2301110391"/></text:h>
      <text:p text:style-name="P20">Description of Signal Protocol X3DH and Double Ratch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8-09-30T15:55:11.663058034</dc:date>
    <meta:editing-duration>PT4H26M10S</meta:editing-duration>
    <meta:editing-cycles>194</meta:editing-cycles>
    <meta:generator>LibreOffice/6.1.1.2$Linux_X86_64 LibreOffice_project/10$Build-2</meta:generator>
    <meta:document-statistic meta:table-count="0" meta:image-count="0" meta:object-count="0" meta:page-count="11" meta:paragraph-count="191" meta:word-count="2389" meta:character-count="14282" meta:non-whitespace-character-count="12177"/>
  </office:meta>
</office:document-meta>
</file>